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3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4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1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544.4826905121" calcext:value-type="float">
            <text:p>9544.4826905121</text:p>
          </table:table-cell>
          <table:table-cell table:formula="of:=SUM([.N1];[.L2])" office:value-type="float" office:value="12304.4826905121" calcext:value-type="float">
            <text:p>12304.4826905121</text:p>
          </table:table-cell>
          <table:table-cell office:value-type="float" office:value="1950" calcext:value-type="float">
            <text:p>1950</text:p>
          </table:table-cell>
          <table:table-cell table:formula="of:=[.N2]-[.M2]" office:value-type="float" office:value="-10354.4826905121" calcext:value-type="float">
            <text:p>-10354.4826905121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544.4826905121" calcext:value-type="float">
            <text:p>9544.4826905121</text:p>
          </table:table-cell>
          <table:table-cell table:formula="of:=SUM([.L4:.L4];[.N1])" office:value-type="float" office:value="12304.4826905121" calcext:value-type="float">
            <text:p>12304.4826905121</text:p>
          </table:table-cell>
          <table:table-cell office:value-type="float" office:value="7000" calcext:value-type="float">
            <text:p>7000</text:p>
          </table:table-cell>
          <table:table-cell table:formula="of:=[.N4]-[.M4]" office:value-type="float" office:value="-5304.4826905121" calcext:value-type="float">
            <text:p>-5304.4826905121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9" table:formula="of:=[.N5]-[.M5]" office:value-type="float" office:value="7120.05860238832" calcext:value-type="float">
            <text:p>7120.0586023883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8]-[.M8]" office:value-type="float" office:value="393.487394957983" calcext:value-type="float">
            <text:p>393.487394958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219.79691876751" calcext:value-type="float">
            <text:p>7219.7969187675</text:p>
          </table:table-cell>
          <table:table-cell table:formula="of:=SUM([.L10:.L10];[.N1])" office:value-type="float" office:value="9979.79691876751" calcext:value-type="float">
            <text:p>9979.7969187675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229.79691876751" calcext:value-type="float">
            <text:p>-4229.7969187675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5" table:formula="of:=SUM([.H11];[.H34];[.H58];[.H83];[.H109];[.H138])" office:value-type="float" office:value="3440.42483660131" calcext:value-type="float">
            <text:p>3440.4248366013</text:p>
          </table:table-cell>
          <table:table-cell table:formula="of:=SUM([.L11:.L11];[.O1])" office:value-type="float" office:value="4940.42483660131" calcext:value-type="float">
            <text:p>4940.4248366013</text:p>
          </table:table-cell>
          <table:table-cell office:value-type="float" office:value="3900" calcext:value-type="float">
            <text:p>3900</text:p>
          </table:table-cell>
          <table:table-cell table:formula="of:=[.N11]-[.M11]" office:value-type="float" office:value="-1040.42483660131" calcext:value-type="float">
            <text:p>-1040.4248366013</text:p>
          </table:table-cell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544.4826905121" calcext:value-type="float">
            <text:p>9544.4826905121</text:p>
          </table:table-cell>
          <table:table-cell table:formula="of:=SUM([.L12:.L12];[.N1])" office:value-type="float" office:value="12304.4826905121" calcext:value-type="float">
            <text:p>12304.4826905121</text:p>
          </table:table-cell>
          <table:table-cell office:value-type="float" office:value="5500" calcext:value-type="float">
            <text:p>5500</text:p>
          </table:table-cell>
          <table:table-cell table:formula="of:=[.N12]-[.M12]" office:value-type="float" office:value="-6804.4826905121" calcext:value-type="float">
            <text:p>-6804.482690512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88.30999066293" calcext:value-type="float">
            <text:p>5488.3099906629</text:p>
          </table:table-cell>
          <table:table-cell table:formula="of:=SUM([.L13:.L13];[.N1])" office:value-type="float" office:value="8248.30999066293" calcext:value-type="float">
            <text:p>8248.3099906629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948.30999066293" calcext:value-type="float">
            <text:p>-3948.3099906629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251.39703519734" calcext:value-type="float">
            <text:p>5251.3970351974</text:p>
          </table:table-cell>
          <table:table-cell table:formula="of:=SUM([.L15:.L15];[.N1])" office:value-type="float" office:value="8011.39703519734" calcext:value-type="float">
            <text:p>8011.3970351974</text:p>
          </table:table-cell>
          <table:table-cell office:value-type="float" office:value="5200" calcext:value-type="float">
            <text:p>5200</text:p>
          </table:table-cell>
          <table:table-cell table:formula="of:=[.N15]-[.M15]" office:value-type="float" office:value="-2811.39703519734" calcext:value-type="float">
            <text:p>-2811.3970351974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648.65635997989" calcext:value-type="float">
            <text:p>4648.6563599799</text:p>
          </table:table-cell>
          <table:table-cell table:formula="of:=SUM([.L16:.L16];[.N1])" office:value-type="float" office:value="7408.65635997989" calcext:value-type="float">
            <text:p>7408.6563599799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16]-[.M16]" office:value-type="float" office:value="2591.34364002011" calcext:value-type="float">
            <text:p>2591.3436400201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544.4826905121" calcext:value-type="float">
            <text:p>9544.4826905121</text:p>
          </table:table-cell>
          <table:table-cell table:formula="of:=SUM([.L17:.L17];[.N1])" office:value-type="float" office:value="12304.4826905121" calcext:value-type="float">
            <text:p>12304.4826905121</text:p>
          </table:table-cell>
          <table:table-cell office:value-type="float" office:value="11300" calcext:value-type="float">
            <text:p>11300</text:p>
          </table:table-cell>
          <table:table-cell table:formula="of:=[.N17]-[.M17]" office:value-type="float" office:value="-1004.4826905121" calcext:value-type="float">
            <text:p>-1004.4826905121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544.4826905121" calcext:value-type="float">
            <text:p>9544.4826905121</text:p>
          </table:table-cell>
          <table:table-cell table:formula="of:=SUM([.L18:.L18];[.N1])" office:value-type="float" office:value="12304.4826905121" calcext:value-type="float">
            <text:p>12304.4826905121</text:p>
          </table:table-cell>
          <table:table-cell office:value-type="float" office:value="10400" calcext:value-type="float">
            <text:p>10400</text:p>
          </table:table-cell>
          <table:table-cell table:formula="of:=[.N18]-[.M18]" office:value-type="float" office:value="-1904.4826905121" calcext:value-type="float">
            <text:p>-1904.4826905121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9209.18857286504" calcext:value-type="float">
            <text:p>9209.1885728651</text:p>
          </table:table-cell>
          <table:table-cell table:formula="of:=SUM([.L19:.L19];[.N1])" office:value-type="float" office:value="11969.188572865" calcext:value-type="float">
            <text:p>11969.188572865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6719.18857286504" calcext:value-type="float">
            <text:p>-6719.1885728651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544.4826905121" calcext:value-type="float">
            <text:p>9544.4826905121</text:p>
          </table:table-cell>
          <table:table-cell table:formula="of:=SUM([.L20:.L20];[.N1])" office:value-type="float" office:value="12304.4826905121" calcext:value-type="float">
            <text:p>12304.4826905121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3004.4826905121" calcext:value-type="float">
            <text:p>-3004.4826905121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503.84543561014" calcext:value-type="float">
            <text:p>7503.8454356102</text:p>
          </table:table-cell>
          <table:table-cell table:formula="of:=SUM([.L21:.L21];[.N1])" office:value-type="float" office:value="10263.8454356101" calcext:value-type="float">
            <text:p>10263.8454356101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263.845435610143" calcext:value-type="float">
            <text:p>-263.8454356101</text:p>
          </table:table-cell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5" table:formula="of:=SUM([.H22];[.H45];[.H69];[.H94];[.H120];[.H149])" office:value-type="float" office:value="3630.53802492657" calcext:value-type="float">
            <text:p>3630.5380249266</text:p>
          </table:table-cell>
          <table:table-cell table:formula="of:=SUM([.O1];[.L22])" office:value-type="float" office:value="5130.53802492657" calcext:value-type="float">
            <text:p>5130.5380249266</text:p>
          </table:table-cell>
          <table:table-cell office:value-type="float" office:value="0" calcext:value-type="float">
            <text:p>0</text:p>
          </table:table-cell>
          <table:table-cell table:formula="of:=[.N22]-[.M22]" office:value-type="float" office:value="-5130.53802492657" calcext:value-type="float">
            <text:p>-5130.5380249266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5" table:formula="of:=SUM([.H46];[.H70];[.H95];[.H121]; [.H150])" office:value-type="float" office:value="5260.85265955235" calcext:value-type="float">
            <text:p>5260.8526595524</text:p>
          </table:table-cell>
          <table:table-cell table:formula="of:=SUM([.L23:.L23];[.O1])" office:value-type="float" office:value="6760.85265955235" calcext:value-type="float">
            <text:p>6760.852659552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3]-[.M23]" office:value-type="float" office:value="239.14734044765" calcext:value-type="float">
            <text:p>239.1473404477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2"/>
          <table:table-cell office:value-type="string" calcext:value-type="string">
            <text:p>Tatev</text:p>
          </table:table-cell>
          <table:table-cell table:style-name="ce35" table:formula="of:=SUM([.H47];[.H71];[.H96];[.H122]; [.H151])" office:value-type="float" office:value="3736.49368519338" calcext:value-type="float">
            <text:p>3736.4936851934</text:p>
          </table:table-cell>
          <table:table-cell table:formula="of:=SUM([.L24:.L24];[.O1])" office:value-type="float" office:value="5236.49368519338" calcext:value-type="float">
            <text:p>5236.493685193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4]-[.M24]" office:value-type="float" office:value="1763.50631480662" calcext:value-type="float">
            <text:p>1763.5063148066</text:p>
          </table:table-cell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5" table:formula="of:=SUM([.H72];[.H123]; [.H152])" office:value-type="float" office:value="2887.23155929038" calcext:value-type="float">
            <text:p>2887.2315592904</text:p>
          </table:table-cell>
          <table:table-cell table:formula="of:=SUM([.L25:.L25];[.O1])" office:value-type="float" office:value="4387.23155929038" calcext:value-type="float">
            <text:p>4387.231559290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5]-[.M25]" office:value-type="float" office:value="2612.76844070962" calcext:value-type="float">
            <text:p>2612.7684407096</text:p>
          </table:table-cell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7800" calcext:value-type="float">
            <text:p>157800</text:p>
          </table:table-cell>
          <table:table-cell table:style-name="ce17" table:formula="of:=SUM([.M2:.M27])" office:value-type="float" office:value="217740" calcext:value-type="float">
            <text:p>21774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70110.3117333303" calcext:value-type="float">
            <text:p>-70110.3117333303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4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7800" calcext:value-type="float">
            <text:p>1578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7900" calcext:value-type="float">
            <text:p>-7900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/>
          <table:table-cell table:number-columns-repeated="2" office:value-type="float" office:value="6500" calcext:value-type="float">
            <text:p>6500</text:p>
          </table:table-cell>
          <table:table-cell table:number-columns-repeated="3"/>
          <table:table-cell table:style-name="ce17" table:formula="of:=SUM([.B129:.F129])" office:value-type="float" office:value="13000" calcext:value-type="float">
            <text:p>13000</text:p>
          </table:table-cell>
          <table:table-cell table:style-name="ce23" table:formula="of:=SUM([.A155:.E155])" office:value-type="float" office:value="866.666666666667" calcext:value-type="float">
            <text:p>86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866.666666666667" calcext:value-type="float">
            <text:p>86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866.666666666667" calcext:value-type="float">
            <text:p>86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A155:.B155])" office:value-type="float" office:value="433.333333333333" calcext:value-type="float">
            <text:p>433.3333333333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866.666666666667" calcext:value-type="float">
            <text:p>86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C155])" office:value-type="float" office:value="433.333333333333" calcext:value-type="float">
            <text:p>433.333333333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23" table:number-columns-repeated="3"/>
          <table:table-cell/>
          <table:table-cell table:formula="of:=SUM([.C155])" office:value-type="float" office:value="433.333333333333" calcext:value-type="float">
            <text:p>433.3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866.666666666667" calcext:value-type="float">
            <text:p>866.6666666667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table:number-columns-repeated="2"/>
          <table:table-cell table:style-name="ce18"/>
          <table:table-cell table:number-columns-repeated="2"/>
          <table:table-cell table:formula="of:=SUM([.A155:.F155])" office:value-type="float" office:value="866.666666666667" calcext:value-type="float">
            <text:p>866.66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A155:.F155])" office:value-type="float" office:value="866.666666666667" calcext:value-type="float">
            <text:p>866.66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866.666666666667" calcext:value-type="float">
            <text:p>866.666666666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866.666666666667" calcext:value-type="float">
            <text:p>866.6666666667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D155])" office:value-type="float" office:value="866.666666666667" calcext:value-type="float">
            <text:p>866.6666666667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5])" office:value-type="float" office:value="433.333333333333" calcext:value-type="float">
            <text:p>433.3333333333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E155])" office:value-type="float" office:value="866.666666666667" calcext:value-type="float">
            <text:p>866.6666666667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5:.C155])" office:value-type="float" office:value="866.666666666667" calcext:value-type="float">
            <text:p>866.6666666667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5:.C155])" office:value-type="float" office:value="866.666666666667" calcext:value-type="float">
            <text:p>866.6666666667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/>
          <table:table-cell table:style-name="ce17" table:formula="of:=[.B129]/15" office:value-type="float" office:value="433.333333333333" calcext:value-type="float">
            <text:p>433.3333333333</text:p>
          </table:table-cell>
          <table:table-cell table:style-name="ce17" table:formula="of:=[.C129]/15" office:value-type="float" office:value="433.333333333333" calcext:value-type="float">
            <text:p>433.3333333333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3000" calcext:value-type="float">
            <text:p>13000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3" office:value-type="string" calcext:value-type="string">
            <text:p>Thu</text:p>
          </table:table-cell>
          <table:table-cell table:style-name="ce33" office:value-type="string" calcext:value-type="string">
            <text:p>Fri</text:p>
          </table:table-cell>
          <table:table-cell table:style-name="ce33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21:25:16.458938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8T22:08:47.028581773</dc:date>
    <meta:editing-duration>P3DT5H3M41S</meta:editing-duration>
    <meta:editing-cycles>1506</meta:editing-cycles>
    <meta:generator>LibreOffice/4.2.6.3$Linux_X86_64 LibreOffice_project/420m0$Build-3</meta:generator>
    <meta:document-statistic meta:table-count="10" meta:cell-count="3678" meta:object-count="0"/>
  </office:meta>
</office:document-meta>
</file>